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3B0000D9F90000BA8D0315EE09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Arial" svg:font-family="Arial" style:font-family-generic="swiss"/>
    <style:font-face style:name="Times1" svg:font-family="Times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2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style:writing-mode="lr-tb"/>
      <style:text-properties fo:font-size="12pt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no-wrap" draw:shadow="hidde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no-wrap" draw:shadow="hidde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Extrémité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ustom-shape text:anchor-type="paragraph" draw:z-index="0" draw:style-name="gr1" draw:text-style-name="P2" svg:width="16.086cm" svg:height="1.772cm" svg:x="0.293cm" svg:y="0.026cm"><text:p text:style-name="P1"><text:span text:style-name="T1"/></text:p><text:p text:style-name="P1"><text:span text:style-name="T1"/></text:p><draw:enhanced-geometry svg:viewBox="0 0 21600 21600" draw:extrusion="false" draw:text-areas="?f0 0 ?f19 ?f1" draw:type="mso-spt54" draw:modifiers="5400 18900" draw:enhanced-path="M ?f12 ?f1 L ?f12 ?f13 C ?f12 ?f14 ?f15 21600 ?f16 21600 L 0 21600 2750 ?f7 0 ?f2 ?f0 ?f2 ?f0 ?f4 C ?f0 ?f5 ?f10 0 ?f11 0 L ?f17 0 C ?f18 0 ?f19 ?f5 ?f19 ?f4 L ?f19 ?f2 21600 ?f2 18850 ?f7 21600 21600 ?f20 21600 C ?f21 21600 ?f22 ?f14 ?f22 ?f13 L ?f22 ?f1 Z N M ?f12 ?f1 L ?f12 ?f13 C ?f12 ?f23 ?f15 ?f24 ?f16 ?f24 L ?f11 ?f24 C ?f10 ?f24 ?f0 ?f26 ?f0 ?f25 ?f0 ?f27 ?f10 ?f1 ?f11 ?f1 Z N M ?f22 ?f1 L ?f22 ?f13 C ?f22 ?f23 ?f21 ?f24 ?f20 ?f24 L ?f17 ?f24 C ?f18 ?f24 ?f19 ?f26 ?f19 ?f25 ?f19 ?f27 ?f18 ?f1 ?f17 ?f1 Z N M ?f0 ?f25 L ?f0 ?f2 N M ?f19 ?f25 L ?f19 ?f2 N"><draw:equation draw:name="f0" draw:formula="$0 "/><draw:equation draw:name="f1" draw:formula="$1 "/><draw:equation draw:name="f2" draw:formula="21600-?f1 "/><draw:equation draw:name="f3" draw:formula="?f2 /2"/><draw:equation draw:name="f4" draw:formula="?f3 /2"/><draw:equation draw:name="f5" draw:formula="?f4 /2"/><draw:equation draw:name="f6" draw:formula="?f1 /2"/><draw:equation draw:name="f7" draw:formula="21600-?f6 "/><draw:equation draw:name="f8" draw:formula="420"/><draw:equation draw:name="f9" draw:formula="?f8 *2"/><draw:equation draw:name="f10" draw:formula="?f0 +?f8 "/><draw:equation draw:name="f11" draw:formula="?f0 +?f9 "/><draw:equation draw:name="f12" draw:formula="?f0 +2700"/><draw:equation draw:name="f13" draw:formula="21600-?f4 "/><draw:equation draw:name="f14" draw:formula="21600-?f5 "/><draw:equation draw:name="f15" draw:formula="?f12 -?f8 "/><draw:equation draw:name="f16" draw:formula="?f12 -?f9 "/><draw:equation draw:name="f17" draw:formula="21600-?f11 "/><draw:equation draw:name="f18" draw:formula="21600-?f10 "/><draw:equation draw:name="f19" draw:formula="21600-?f0 "/><draw:equation draw:name="f20" draw:formula="21600-?f16 "/><draw:equation draw:name="f21" draw:formula="21600-?f15 "/><draw:equation draw:name="f22" draw:formula="21600-?f12 "/><draw:equation draw:name="f23" draw:formula="?f13 -?f5 "/><draw:equation draw:name="f24" draw:formula="?f1 +?f3 "/><draw:equation draw:name="f25" draw:formula="?f1 +?f4 "/><draw:equation draw:name="f26" draw:formula="?f25 +?f5 "/><draw:equation draw:name="f27" draw:formula="?f25 -?f5 "/><draw:handle draw:handle-position="$0 top" draw:handle-range-x-minimum="2700" draw:handle-range-x-maximum="8100"/><draw:handle draw:handle-position="10800 $1" draw:handle-range-y-minimum="1440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" draw:style-name="gr1" draw:text-style-name="P4" svg:width="6.495cm" svg:height="1.535cm" svg:x="1.986cm" svg:y="0.002cm"><text:p text:style-name="P3"><text:span text:style-name="T2">C'est la trésorerie qui découle des seules activités qui sont la raison d'être de l'entreprise</text:span></text:p><draw:enhanced-geometry svg:viewBox="0 0 21600 21600" draw:text-areas="800 800 20800 20800" draw:type="round-rectangular-callout" draw:modifiers="-750.692370350258 31990.81515499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style-name="gr1" draw:text-style-name="P4" svg:width="5.993cm" svg:height="0.668cm" svg:x="3.177cm" svg:y="0.425cm"><text:p text:style-name="P3"><text:span text:style-name="T2">Le solde alimente la trésorerie</text:span></text:p><draw:enhanced-geometry svg:viewBox="0 0 21600 21600" draw:text-areas="800 800 20800 20800" draw:type="round-rectangular-callout" draw:modifiers="-4049.20541494997 35563.06068601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3" draw:name="C:\Program Files\Fichiers communs\Microsoft Shared\Clipart\cagcat50\bd06663_.wmf" draw:style-name="gr2" draw:text-style-name="P5" svg:width="4.421cm" svg:height="2.237cm" svg:x="2.09cm" svg:y="0cm"><draw:image xlink:href="Pictures/2000003B0000D9F90000BA8D0315EE09.wmf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style-name="gr1" draw:text-style-name="P4" svg:width="7.053cm" svg:height="1.108cm" svg:x="2.223cm" svg:y="0.002cm"><text:p text:style-name="P3"><text:span text:style-name="T3">Les ressources à long terme doivent financer les emplois à long terme </text:span></text:p><text:p text:style-name="P3"><text:span text:style-name="T4"/></text:p><draw:enhanced-geometry svg:viewBox="0 0 21600 21600" draw:mirror-horizontal="false" draw:mirror-vertical="false" draw:text-areas="800 800 20800 20800" draw:type="round-rectangular-callout" draw:modifiers="25726.6316579145 11778.696343402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5" draw:style-name="gr3" draw:text-style-name="P6" svg:width="0.385cm" svg:height="4.248cm" svg:x="1.482cm" svg:y="0.302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/>
      <text:p text:style-name="Standard"><draw:custom-shape text:anchor-type="paragraph" draw:z-index="6" draw:style-name="gr3" draw:text-style-name="P6" svg:width="0.597cm" svg:height="3.421cm" svg:x="6.535cm" svg:y="0.16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line text:anchor-type="paragraph" draw:z-index="7" draw:style-name="gr4" draw:text-style-name="P1" svg:x1="4.485cm" svg:y1="4.844cm" svg:x2="3.321cm" svg:y2="4.844cm"><text:p/></draw:line><draw:line text:anchor-type="paragraph" draw:z-index="8" draw:style-name="gr5" draw:text-style-name="P1" svg:x1="3.321cm" svg:y1="4.844cm" svg:x2="3.321cm" svg:y2="10.003cm"><text:p/></draw:line><draw:line text:anchor-type="paragraph" draw:z-index="9" draw:style-name="gr5" draw:text-style-name="P1" svg:x1="12.423cm" svg:y1="4.764cm" svg:x2="12.423cm" svg:y2="9.92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Arial" svg:font-family="Arial" style:font-family-generic="swiss"/>
    <style:font-face style:name="Times1" svg:font-family="Times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Extrémité_20_de_20_ligne_20_1" draw:display-name="Extrémité de ligne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nicolas</meta:initial-creator>
    <meta:creation-date>2007-06-14T09:13:34</meta:creation-date>
    <dc:creator>nicolas</dc:creator>
    <dc:date>2007-11-27T12:16:13</dc:date>
    <meta:editing-cycles>8</meta:editing-cycles>
    <meta:editing-duration>PT11H43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0" meta:word-count="0" meta:character-count="0"/>
  </office:meta>
</office:document-meta>
</file>